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9013" officeooo:paragraph-rsid="001f9013"/>
    </style:style>
    <style:style style:name="P2" style:family="paragraph" style:parent-style-name="Standard">
      <style:text-properties officeooo:rsid="0020ffba" officeooo:paragraph-rsid="001f9013"/>
    </style:style>
    <style:style style:name="P3" style:family="paragraph" style:parent-style-name="Standard">
      <style:text-properties officeooo:rsid="00254549" officeooo:paragraph-rsid="00254549"/>
    </style:style>
    <style:style style:name="P4" style:family="paragraph" style:parent-style-name="Standard">
      <style:text-properties officeooo:rsid="00267b6e" officeooo:paragraph-rsid="00267b6e"/>
    </style:style>
    <style:style style:name="P5" style:family="paragraph" style:parent-style-name="Standard">
      <style:text-properties officeooo:rsid="0028ea1c" officeooo:paragraph-rsid="0028ea1c"/>
    </style:style>
    <style:style style:name="P6" style:family="paragraph" style:parent-style-name="Standard">
      <style:text-properties officeooo:rsid="0028ea1c" officeooo:paragraph-rsid="0029a442"/>
    </style:style>
    <style:style style:name="P7" style:family="paragraph" style:parent-style-name="Standard">
      <style:text-properties officeooo:rsid="003af922" officeooo:paragraph-rsid="004643bd"/>
    </style:style>
    <style:style style:name="P8" style:family="paragraph" style:parent-style-name="Standard">
      <style:text-properties fo:font-weight="bold" officeooo:rsid="003af922" officeooo:paragraph-rsid="00434363" style:font-weight-asian="bold" style:font-weight-complex="bold"/>
    </style:style>
    <style:style style:name="P9" style:family="paragraph" style:parent-style-name="Standard">
      <style:text-properties fo:font-weight="bold" officeooo:rsid="0046a5fb" officeooo:paragraph-rsid="0046a5fb" style:font-weight-asian="bold" style:font-weight-complex="bold"/>
    </style:style>
    <style:style style:name="P10" style:family="paragraph" style:parent-style-name="Standard">
      <style:text-properties fo:font-weight="normal" officeooo:rsid="00408146" officeooo:paragraph-rsid="00408146" style:font-weight-asian="normal" style:font-weight-complex="normal"/>
    </style:style>
    <style:style style:name="P11" style:family="paragraph" style:parent-style-name="Standard">
      <style:text-properties fo:font-weight="normal" officeooo:rsid="00434363" officeooo:paragraph-rsid="00434363" style:font-weight-asian="normal" style:font-weight-complex="normal"/>
    </style:style>
    <style:style style:name="P12" style:family="paragraph" style:parent-style-name="Standard">
      <style:text-properties fo:font-weight="normal" officeooo:rsid="0045104e" officeooo:paragraph-rsid="0045104e" style:font-weight-asian="normal" style:font-weight-complex="normal"/>
    </style:style>
    <style:style style:name="P13" style:family="paragraph" style:parent-style-name="Standard">
      <style:text-properties fo:font-weight="normal" officeooo:rsid="0046a5fb" officeooo:paragraph-rsid="0046a5fb" style:font-weight-asian="normal" style:font-weight-complex="normal"/>
    </style:style>
    <style:style style:name="P14" style:family="paragraph" style:parent-style-name="Standard">
      <style:text-properties fo:font-weight="normal" officeooo:rsid="001d9c7c" officeooo:paragraph-rsid="0046a5fb" style:font-weight-asian="normal" style:font-weight-complex="normal"/>
    </style:style>
    <style:style style:name="P15" style:family="paragraph" style:parent-style-name="Standard">
      <style:text-properties officeooo:rsid="003e3e39" officeooo:paragraph-rsid="003e3e39"/>
    </style:style>
    <style:style style:name="P16" style:family="paragraph" style:parent-style-name="Standard">
      <style:text-properties officeooo:rsid="00434363" officeooo:paragraph-rsid="00434363"/>
    </style:style>
    <style:style style:name="P17" style:family="paragraph" style:parent-style-name="Standard">
      <style:text-properties officeooo:rsid="00434b7e" officeooo:paragraph-rsid="00434b7e"/>
    </style:style>
    <style:style style:name="P18" style:family="paragraph" style:parent-style-name="Standard">
      <style:text-properties officeooo:rsid="0044001f" officeooo:paragraph-rsid="0044001f"/>
    </style:style>
    <style:style style:name="P19" style:family="paragraph" style:parent-style-name="Standard">
      <style:text-properties officeooo:rsid="0044d575" officeooo:paragraph-rsid="0044d575"/>
    </style:style>
    <style:style style:name="P20" style:family="paragraph" style:parent-style-name="Standard">
      <style:text-properties officeooo:rsid="004643bd" officeooo:paragraph-rsid="004643bd"/>
    </style:style>
    <style:style style:name="P21" style:family="paragraph" style:parent-style-name="Standard">
      <style:text-properties fo:font-weight="bold" officeooo:rsid="00408146" officeooo:paragraph-rsid="0046a5fb" style:font-weight-asian="bold" style:font-weight-complex="bold"/>
    </style:style>
    <style:style style:name="P22" style:family="paragraph" style:parent-style-name="Standard">
      <style:text-properties officeooo:rsid="0046a5fb" officeooo:paragraph-rsid="0046a5fb"/>
    </style:style>
    <style:style style:name="P23" style:family="paragraph" style:parent-style-name="Standard">
      <style:text-properties officeooo:rsid="0044001f" officeooo:paragraph-rsid="0044001f"/>
    </style:style>
    <style:style style:name="P24" style:family="paragraph" style:parent-style-name="Standard">
      <style:text-properties fo:font-weight="normal" officeooo:rsid="0046a5fb" officeooo:paragraph-rsid="00489280" style:font-weight-asian="normal" style:font-weight-complex="normal"/>
    </style:style>
    <style:style style:name="T1" style:family="text">
      <style:text-properties officeooo:rsid="00416840"/>
    </style:style>
    <style:style style:name="T2" style:family="text">
      <style:text-properties officeooo:rsid="00434363"/>
    </style:style>
    <style:style style:name="T3" style:family="text">
      <style:text-properties officeooo:rsid="0046a5f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643b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4">Frage zum Spiel</text:span></text:p>
      <text:p text:style-name="P14">Trumpf ist doppelt vorhanden (Talon + Trumpfkarte);</text:p>
      <text:p text:style-name="P13">2erKI: Der Trumpf der am Talon angezeigt wird, kommt auch im Spiel vor, ist das normal?</text:p>
      <text:p text:style-name="P13">2erKI: Es herrscht Stich/Farbzwang, obwohl ich einen Trumpf hätte muss ich nachdem zugedreht wurde dennoch die Farbe zugeben? (und nicht mit dem Trumpf stechen)</text:p>
      <text:p text:style-name="P13"/>
      <text:p text:style-name="P9">KI-2er</text:p>
      <text:p text:style-name="P13">1.)<text:tab/>KI tauscht nicht den höheren Trumpf, obwohl er den „Trumpf-Unter“ besitzt</text:p>
      <text:p text:style-name="P13"><text:tab/>(Bsp: Talon: PikAss; Handkarte KI: PikUnter)</text:p>
      <text:p text:style-name="P13"/>
      <text:p text:style-name="P13">2.)<text:tab/>Es kann nur am Start der Runde „zugedreht“ werden, sobald ein Zug vorbei ist, funktioniert</text:p>
      <text:p text:style-name="P13"><text:tab/>es nicht mehr (grau hinterlegt)</text:p>
      <text:p text:style-name="P13"><text:tab/>(zudrehen ist nach dem zweiten Zug nicht mehr möglich)</text:p>
      <text:p text:style-name="P13"/>
      <text:p text:style-name="P13">3.) <text:tab/>Herrscht Stich/Farbzwang können beim Schummeln nur diese Karten verwendet werden</text:p>
      <text:p text:style-name="P13"><text:tab/>(Ausgespielt Pik, Schummler kann nur eine Pik-Karte tauschen)</text:p>
      <text:p text:style-name="P13"/>
      <text:p text:style-name="P13">4.)<text:tab/>Spiel beendet nicht: KI: 4 Spielerpunkte, Ich: 8 Spielerpunkte (kein Bummerl)</text:p>
      <text:p text:style-name="P13"/>
      <text:p text:style-name="P9">2 Spieler</text:p>
      <text:p text:style-name="P13">1.)<text:tab/>Spiel wirf Exception sobald ein Spieler &gt;66 Pkt hat</text:p>
      <text:p text:style-name="P13"><text:tab/>(Exception vorhanden → exceptions.odt)</text:p>
      <text:p text:style-name="P13"/>
      <text:p text:style-name="P13">2.)<text:tab/>Die Buttons „zudrehen“ und „tauschen“ werden transparent angezeigt, obwohl keine Karten</text:p>
      <text:p text:style-name="P13"><text:tab/>mehr im Talon sind.</text:p>
      <text:p text:style-name="P13"/>
      <text:p text:style-name="P13">3.)<text:tab/>Schummeln: Nachdem eine Karte getauscht wurde die zu einem 20er verhilft wird <text:tab/>Excepiton geworfen; (PikUnter mit PikOber) und erst ab nächsten Zug möglich</text:p>
      <text:p text:style-name="P13"><text:s/><text:tab/>(Exception vorhanden → exceptions.odt)</text:p>
      <text:p text:style-name="P13"/>
      <text:p text:style-name="P21">Spiel allgemein</text:p>
      <text:p text:style-name="P10">Statisik zeigt nach einigen Testspielen beim Host folgendes an:</text:p>
      <text:p text:style-name="P10">Spielspiege: 7, verloren 9, Bummerln gesamt: -26961</text:p>
      <text:p text:style-name="P10"/>
      <text:p text:style-name="P10"/>
      <text:p text:style-name="P8"><text:span text:style-name="T2">3</text:span> Spieler <text:span text:style-name="T3">(viele Fehler)</text:span></text:p>
      <text:p text:style-name="P13">Häufig wurden Fehler beim Verbinden geworfen (Client)</text:p>
      <text:p text:style-name="P12"><text:span text:style-name="T3">S</text:span>ehe keine Möglichkeit zum schummeln;</text:p>
      <text:p text:style-name="P13">Fehler in der Anzeige</text:p>
      <text:p text:style-name="P11">beim letzten Gerät, dass sich im Spiel einloggt, wird die bei der Anzeige der Nickname doppelt angegeben und der zweite client wird nicht angezeigt bsp:</text:p>
      <text:p text:style-name="P11"/>
      <text:p text:style-name="P11">Bummerl: samsung5 (host); galaxy3, galaxy3</text:p>
      <text:p text:style-name="P16">aussehen sollte es so: Samsung5 (host), galaxy3, bq</text:p>
      <text:p text:style-name="P16"/>
      <text:p text:style-name="P16"/>
      <text:p text:style-name="P16"/>
      <text:p text:style-name="P16"/>
      <text:p text:style-name="P17">Namenanzeige:</text:p>
      <text:p text:style-name="P17">die seitlichen Namen werden quer angezeigt, dadurch sieht man nur 2 Buchstaben</text:p>
      <text:p text:style-name="P17"/>
      <text:p text:style-name="P18"/>
      <text:p text:style-name="P18"><text:soft-page-break/>Verbindung:</text:p>
      <text:p text:style-name="P18">Es können nicht immer alle 2 Geräte dem Host beitreten (ohne Exceptions)</text:p>
      <text:p text:style-name="P19">Client2 Exception (kein Ergebnis – nicht angeschlossen)</text:p>
      <text:p text:style-name="P19"/>
      <text:p text:style-name="P7"><text:span text:style-name="T5">4</text:span><text:span text:style-name="T4"> Spieler</text:span></text:p>
      <text:p text:style-name="P20">Fehler beim Verbindungsaufbau Exception Host/Client</text:p>
      <text:p text:style-name="P24">(Exception vorhanden → exceptions.odt)</text:p>
      <text:p text:style-name="P4"/>
      <text:p text:style-name="P6"/>
      <text:p text:style-name="P5"/>
      <text:p text:style-name="P5"/>
      <text:p text:style-name="P3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5T19:11:46.468978340</meta:creation-date>
    <dc:date>2015-06-21T02:15:16.074762478</dc:date>
    <meta:editing-duration>PT12H15M49S</meta:editing-duration>
    <meta:editing-cycles>47</meta:editing-cycles>
    <meta:generator>LibreOffice/4.2.7.2$Linux_X86_64 LibreOffice_project/420m0$Build-2</meta:generator>
    <meta:document-statistic meta:table-count="0" meta:image-count="0" meta:object-count="0" meta:page-count="2" meta:paragraph-count="38" meta:word-count="309" meta:character-count="2098" meta:non-whitespace-character-count="1816"/>
  </office:meta>
</office:document-meta>
</file>